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55ba2" style:font-weight-asian="bold" style:font-weight-complex="bold"/>
    </style:style>
    <style:style style:name="P3" style:family="paragraph" style:parent-style-name="Standard">
      <style:text-properties fo:color="#c9211e" loext:opacity="100%" fo:font-weight="bold" officeooo:paragraph-rsid="00155ba2" style:font-weight-asian="bold" style:font-weight-complex="bold"/>
    </style:style>
    <style:style style:name="P4" style:family="paragraph" style:parent-style-name="Standard">
      <style:text-properties fo:color="#c9211e" loext:opacity="100%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weight="bold" officeooo:paragraph-rsid="00155ba2" fo:background-color="#ffff00" style:font-weight-asian="bold" style:font-weight-complex="bold"/>
    </style:style>
    <style:style style:name="P6" style:family="paragraph" style:parent-style-name="Standard">
      <style:text-properties officeooo:paragraph-rsid="001fbf04"/>
    </style:style>
    <style:style style:name="T1" style:family="text">
      <style:text-properties officeooo:rsid="00155ba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nux Commands Assignments – I</text:p>
      <text:p text:style-name="P3"/>
      <text:p text:style-name="P3"><text:span text:style-name="T1">1. </text:span>man --&gt; Command to get help about commands</text:p>
      <text:p text:style-name="P2"><text:span text:style-name="T2">amit@amit-Lenovo-ideapad-510-15IKB:~/Desktop/CDAC/OS/Assignments$</text:span> man man</text:p>
      <text:p text:style-name="P2"/>
      <text:p text:style-name="P3">2. uname --&gt; Print System information</text:p>
      <text:p text:style-name="P1"><text:span text:style-name="T2">amit@amit-Lenovo-ideapad-510-15IKB:~/Desktop/CDAC/OS/Assignments$ </text:span>uname</text:p>
      <text:p text:style-name="Standard">Linux</text:p>
      <text:p text:style-name="Standard"/>
      <text:p text:style-name="P4"><text:span text:style-name="T1">3. </text:span>pwd --&gt; Print current directory</text:p>
      <text:p text:style-name="P1"><text:span text:style-name="T2">amit@amit-Lenovo-ideapad-510-15IKB:~/Desktop/CDAC/OS/Assignments$ </text:span>pwd</text:p>
      <text:p text:style-name="Standard">/home/amit/Desktop/CDAC/OS/Assignments</text:p>
      <text:p text:style-name="Standard"/>
      <text:p text:style-name="P3">4. hostname --&gt; Print IP address and hostname of the machine</text:p>
      <text:p text:style-name="Standard">amit@amit-Lenovo-ideapad-510-15IKB:~/Desktop/CDAC/OS/Assignments$ <text:span text:style-name="T3">hostname -i</text:span></text:p>
      <text:p text:style-name="Standard">127.0.1.1</text:p>
      <text:p text:style-name="Standard">amit@amit-Lenovo-ideapad-510-15IKB:~/Desktop/CDAC/OS/Assignments$ <text:span text:style-name="T3">hostname</text:span></text:p>
      <text:p text:style-name="Standard">amit-Lenovo-ideapad-510-15IKB</text:p>
      <text:p text:style-name="Standard"/>
      <text:p text:style-name="P3">5. date --&gt; Find today’s date</text:p>
      <text:p text:style-name="Standard">amit@amit-Lenovo-ideapad-510-15IKB:~/Desktop/CDAC/OS/Assignments$ <text:span text:style-name="T3">date</text:span></text:p>
      <text:p text:style-name="Standard">Friday 31 May 2024 06:25:21 PM IST</text:p>
      <text:p text:style-name="P3"/>
      <text:p text:style-name="P3">6. cal --&gt; Print calendar for current year</text:p>
      <text:p text:style-name="Standard">amit@amit-Lenovo-ideapad-510-15IKB:~/Desktop/CDAC/OS/Assignments$ <text:span text:style-name="T3">ncal</text:span></text:p>
      <text:p text:style-name="Standard"><text:s text:c="4"/>May 2024 <text:s text:c="9"/></text:p>
      <text:p text:style-name="Standard">Su <text:s text:c="4"/>5 12 19 26 <text:s text:c="2"/></text:p>
      <text:p text:style-name="Standard">Mo <text:s text:c="3"/>6 <text:s/>13 20 27 <text:s text:c="2"/></text:p>
      <text:p text:style-name="Standard">Tu <text:s text:c="4"/>7 <text:s/>14 21 28 <text:s text:c="2"/></text:p>
      <text:p text:style-name="Standard">We <text:s text:c="3"/>1 <text:s/>8 15 22 29 <text:s text:c="2"/></text:p>
      <text:p text:style-name="Standard">Th <text:s text:c="4"/>2 <text:s/>9 16 23 30 <text:s text:c="2"/></text:p>
      <text:p text:style-name="Standard">Fr <text:s text:c="5"/>3 10 17 24 31 <text:s text:c="2"/></text:p>
      <text:p text:style-name="Standard">Sa <text:s text:c="4"/>4 11 18 25 <text:s/></text:p>
      <text:p text:style-name="P3"/>
      <text:p text:style-name="P3">7. ls, dir --&gt; See directory structure</text:p>
      <text:p text:style-name="Standard">amit@amit-Lenovo-ideapad-510-15IKB:~/Desktop/CDAC/OS$ <text:span text:style-name="T3">ls</text:span></text:p>
      <text:p text:style-name="Standard">Assignments <text:s/>os</text:p>
      <text:p text:style-name="Standard"/>
      <text:p text:style-name="Standard">amit@amit-Lenovo-ideapad-510-15IKB:~/Desktop/CDAC/OS$ <text:span text:style-name="T3">dir</text:span></text:p>
      <text:p text:style-name="Standard">Assignments <text:s/>os</text:p>
      <text:p text:style-name="Standard"/>
      <text:p text:style-name="Standard">amit@amit-Lenovo-ideapad-510-15IKB:~/Desktop/CDAC/OS$ <text:span text:style-name="T3">tree</text:span> /home/amit/Desktop/CDAC/OS/</text:p>
      <text:p text:style-name="Standard">/home/amit/Desktop/CDAC/OS/</text:p>
      <text:p text:style-name="Standard">├── Assignments</text:p>
      <text:p text:style-name="Standard">└── os</text:p>
      <text:p text:style-name="Standard"><text:s text:c="4"/>├── Assignments</text:p>
      <text:p text:style-name="Standard"><text:s text:c="4"/>│   ├── 1_Linux_Command_assignment_I.pdf</text:p>
      <text:p text:style-name="Standard"><text:s text:c="4"/>│   ├── 2_Linux_commands_assignment_II.pdf</text:p>
      <text:p text:style-name="Standard"><text:s text:c="4"/>│   ├── 3_Linux_Commands_assignment_III.pdf</text:p>
      <text:p text:style-name="Standard"><text:s text:c="4"/>│   ├── 4_Linux_Commands_assignment_IV.pdf</text:p>
      <text:p text:style-name="Standard"><text:s text:c="4"/>│   └── 5_Linux_Shell_Script_Assignments.pdf</text:p>
      <text:p text:style-name="Standard"><text:soft-page-break/><text:s text:c="4"/>├── day01</text:p>
      <text:p text:style-name="Standard"><text:s text:c="4"/>│   ├── classwork.txt</text:p>
      <text:p text:style-name="Standard"><text:s text:c="4"/>│   ├── DAC-OS1.pdf</text:p>
      <text:p text:style-name="Standard"><text:s text:c="4"/>│   ├── Day01_Notes.pdf</text:p>
      <text:p text:style-name="Standard"><text:s text:c="4"/>│   ├── error.txt</text:p>
      <text:p text:style-name="Standard"><text:s text:c="4"/>│   ├── err.txt</text:p>
      <text:p text:style-name="Standard"><text:s text:c="4"/>│   ├── file1.txt</text:p>
      <text:p text:style-name="Standard"><text:s text:c="4"/>│   ├── file2.txt</text:p>
      <text:p text:style-name="Standard"><text:s text:c="4"/>│   ├── file3.txt</text:p>
      <text:p text:style-name="Standard"><text:s text:c="4"/>│   ├── main.c</text:p>
      <text:p text:style-name="Standard"><text:s text:c="4"/>│   ├── out.txt</text:p>
      <text:p text:style-name="Standard"><text:s text:c="4"/>│   ├── Screenshot from 2024-05-31 09-19-29.png</text:p>
      <text:p text:style-name="Standard"><text:s text:c="4"/>│   ├── Screenshot from 2024-05-31 09-27-02.png</text:p>
      <text:p text:style-name="Standard"><text:s text:c="4"/>│   ├── Screenshot from 2024-05-31 10-54-13.png</text:p>
      <text:p text:style-name="Standard"><text:s text:c="4"/>│   ├── Screenshot from 2024-05-31 11-10-06.png</text:p>
      <text:p text:style-name="Standard"><text:s text:c="4"/>│   ├── Screenshot from 2024-05-31 11-16-43.png</text:p>
      <text:p text:style-name="Standard"><text:s text:c="4"/>│   ├── Screenshot from 2024-05-31 11-22-25.png</text:p>
      <text:p text:style-name="Standard"><text:s text:c="4"/>│   ├── Screenshot from 2024-05-31 11-25-50.png</text:p>
      <text:p text:style-name="Standard"><text:s text:c="4"/>│   ├── Screenshot from 2024-05-31 12-09-36.png</text:p>
      <text:p text:style-name="Standard"><text:s text:c="4"/>│   ├── Screenshot from 2024-05-31 12-22-04.png</text:p>
      <text:p text:style-name="Standard"><text:s text:c="4"/>│   ├── Screenshot from 2024-05-31 12-23-31.png</text:p>
      <text:p text:style-name="Standard"><text:s text:c="4"/>│   ├── Screenshot from 2024-05-31 12-24-43.png</text:p>
      <text:p text:style-name="Standard"><text:s text:c="4"/>│   ├── Screenshot from 2024-05-31 13-18-52.png</text:p>
      <text:p text:style-name="Standard"><text:s text:c="4"/>│   ├── Screenshot from 2024-05-31 13-29-02.png</text:p>
      <text:p text:style-name="Standard"><text:s text:c="4"/>│   ├── Screenshot from 2024-05-31 13-30-07.png</text:p>
      <text:p text:style-name="Standard"><text:s text:c="4"/>│   ├── Screenshot from 2024-05-31 14-40-48.png</text:p>
      <text:p text:style-name="Standard"><text:s text:c="4"/>│   ├── Screenshot from 2024-05-31 14-49-27.png</text:p>
      <text:p text:style-name="Standard"><text:s text:c="4"/>│   ├── Screenshot from 2024-05-31 14-51-08.png</text:p>
      <text:p text:style-name="Standard"><text:s text:c="4"/>│   ├── Screenshot from 2024-05-31 14-53-18.png</text:p>
      <text:p text:style-name="Standard"><text:s text:c="4"/>│   ├── Screenshot from 2024-05-31 14-57-54.png</text:p>
      <text:p text:style-name="Standard"><text:s text:c="4"/>│   ├── Screenshot from 2024-05-31 15-11-50.png</text:p>
      <text:p text:style-name="Standard"><text:s text:c="4"/>│   └── Screenshot from 2024-05-31 16-18-39.png</text:p>
      <text:p text:style-name="Standard"><text:s text:c="4"/>└── OS_Galvin_Slides.pdf</text:p>
      <text:p text:style-name="Standard"/>
      <text:p text:style-name="P3">8. cat --&gt; Create file</text:p>
      <text:p text:style-name="Standard">amit@amit-Lenovo-ideapad-510-15IKB:~/Desktop/CDAC/OS/Assignments$ <text:span text:style-name="T3">cat &gt; practice1.txt</text:span></text:p>
      <text:p text:style-name="P1">Demo1</text:p>
      <text:p text:style-name="P1">practice</text:p>
      <text:p text:style-name="Standard">amit@amit-Lenovo-ideapad-510-15IKB:~/Desktop/CDAC/OS/Assignments$ <text:span text:style-name="T3">cat <text:s/>practice1.txt</text:span></text:p>
      <text:p text:style-name="Standard">Demo1</text:p>
      <text:p text:style-name="Standard">practice</text:p>
      <text:p text:style-name="Standard">amit@amit-Lenovo-ideapad-510-15IKB:~/Desktop/CDAC/OS/Assignments$ <text:span text:style-name="T3">cat -n <text:s/>practice1.txt</text:span></text:p>
      <text:p text:style-name="Standard"><text:s text:c="5"/>1<text:tab/>Demo1</text:p>
      <text:p text:style-name="Standard"><text:s text:c="5"/>2<text:tab/>practice</text:p>
      <text:p text:style-name="P3"/>
      <text:p text:style-name="P3">9. cat &gt;&gt; --&gt; Append some text into existing file</text:p>
      <text:p text:style-name="Standard">amit@amit-Lenovo-ideapad-510-15IKB:~/Desktop/CDAC/OS/Assignments$ cat &gt;&gt; <text:s/><text:span text:style-name="T3">practice1.txt</text:span></text:p>
      <text:p text:style-name="P1">test1</text:p>
      <text:p text:style-name="Standard">amit@amit-Lenovo-ideapad-510-15IKB:~/Desktop/CDAC/OS/Assignments$ <text:span text:style-name="T3">cat -n <text:s/>practice1.txt</text:span></text:p>
      <text:p text:style-name="Standard"><text:s text:c="5"/>1<text:tab/>Demo1</text:p>
      <text:p text:style-name="Standard"><text:s text:c="5"/>2<text:tab/>practice</text:p>
      <text:p text:style-name="Standard"><text:s text:c="5"/>3<text:tab/>test1</text:p>
      <text:p text:style-name="P3"><text:soft-page-break/></text:p>
      <text:p text:style-name="P3"/>
      <text:p text:style-name="P3">10. cp --&gt; Copy a file, Copy a directory </text:p>
      <text:p text:style-name="Standard">amit@amit-Lenovo-ideapad-510-15IKB:~/Desktop/CDAC/OS/Assignments$ <text:span text:style-name="T3">cp practice1.txt practice2.txt</text:span></text:p>
      <text:p text:style-name="Standard">amit@amit-Lenovo-ideapad-510-15IKB:~/Desktop/CDAC/OS$ <text:span text:style-name="T3">cp -r Assignments ass1</text:span></text:p>
      <text:p text:style-name="P3"/>
      <text:p text:style-name="P3">11. mv --&gt; Move the files</text:p>
      <text:p text:style-name="Standard">amit@amit-Lenovo-ideapad-510-15IKB:~/Desktop/CDAC/OS$ <text:span text:style-name="T3">mv Assignments/practice2.txt</text:span> <text:span text:style-name="T3">ass1/practice2.txt</text:span></text:p>
      <text:p text:style-name="P3"/>
      <text:p text:style-name="P3">12. mv --&gt; Rename a file</text:p>
      <text:p text:style-name="Standard">amit@amit-Lenovo-ideapad-510-15IKB:~/Desktop/CDAC/OS/ass1$ <text:span text:style-name="T3">mv practice2.txt practice3.txt</text:span></text:p>
      <text:p text:style-name="Standard">amit@amit-Lenovo-ideapad-510-15IKB:~/Desktop/CDAC/OS/ass1$ <text:span text:style-name="T3">ls</text:span></text:p>
      <text:p text:style-name="Standard">practice1.txt <text:s/>practice3.txt</text:p>
      <text:p text:style-name="Standard"/>
      <text:p text:style-name="P3">13. tac, rev --&gt; Print the file in reverse order, Reverse each line in the file</text:p>
      <text:p text:style-name="Standard">amit@amit-Lenovo-ideapad-510-15IKB:~/Desktop/CDAC/OS/ass1$ <text:span text:style-name="T3">cat -n <text:s/>practice1.txt</text:span></text:p>
      <text:p text:style-name="Standard"><text:s text:c="5"/>1<text:tab/>Demo1</text:p>
      <text:p text:style-name="Standard"><text:s text:c="5"/>2<text:tab/>practice</text:p>
      <text:p text:style-name="Standard"><text:s text:c="5"/>3<text:tab/>test1</text:p>
      <text:p text:style-name="Standard">amit@amit-Lenovo-ideapad-510-15IKB:~/Desktop/CDAC/OS/ass1$ <text:span text:style-name="T3">tac practice1.txt</text:span></text:p>
      <text:p text:style-name="Standard">test1</text:p>
      <text:p text:style-name="Standard">practice</text:p>
      <text:p text:style-name="Standard">Demo1</text:p>
      <text:p text:style-name="Standard">amit@amit-Lenovo-ideapad-510-15IKB:~/Desktop/CDAC/OS/ass1$ <text:span text:style-name="T3">rev practice1.txt</text:span></text:p>
      <text:p text:style-name="Standard">1omeD</text:p>
      <text:p text:style-name="Standard">ecitcarp</text:p>
      <text:p text:style-name="Standard">1tset</text:p>
      <text:p text:style-name="P3"/>
      <text:p text:style-name="P3">14. wc --&gt; Count the words, characters and lines in a file</text:p>
      <text:p text:style-name="Standard">amit@amit-Lenovo-ideapad-510-15IKB:~/Desktop/CDAC/OS/ass1$ <text:span text:style-name="T3">wc practice1.txt</text:span></text:p>
      <text:p text:style-name="Standard"><text:s/>3 <text:s/>3 21 practice1.txt</text:p>
      <text:p text:style-name="P3"/>
      <text:p text:style-name="P3">15. mkdir --&gt; Create directory</text:p>
      <text:p text:style-name="Standard">amit@amit-Lenovo-ideapad-510-15IKB:~/Desktop/CDAC/OS/Assignments$ <text:span text:style-name="T3">mkdir demo</text:span></text:p>
      <text:p text:style-name="Standard">amit@amit-Lenovo-ideapad-510-15IKB:~/Desktop/CDAC/OS/Assignments$ <text:span text:style-name="T3">ls</text:span></text:p>
      <text:p text:style-name="Standard">demo <text:s/>practice1.txt</text:p>
      <text:p text:style-name="P3"/>
      <text:p text:style-name="P3">16. cd --&gt; Change current directory</text:p>
      <text:p text:style-name="Standard">amit@amit-Lenovo-ideapad-510-15IKB:~/Desktop/CDAC/OS/ass1$ <text:span text:style-name="T3">cd ..</text:span></text:p>
      <text:p text:style-name="Standard">amit@amit-Lenovo-ideapad-510-15IKB:~/Desktop/CDAC/OS$ <text:span text:style-name="T3">cd Assignments</text:span></text:p>
      <text:p text:style-name="P3"/>
      <text:p text:style-name="P3">17. rm --&gt; Remove a file, remove a directory ( with -R )</text:p>
      <text:p text:style-name="Standard">amit@amit-Lenovo-ideapad-510-15IKB:~/Desktop/CDAC/OS/ass1$ <text:span text:style-name="T3">rm practice2.txt</text:span></text:p>
      <text:p text:style-name="Standard">amit@amit-Lenovo-ideapad-510-15IKB:~/Desktop/CDAC/OS$ <text:span text:style-name="T3">rm -r ass2</text:span></text:p>
      <text:p text:style-name="P3"/>
      <text:p text:style-name="P3">18. rmdir --&gt; remove empty directory</text:p>
      <text:p text:style-name="Standard">amit@amit-Lenovo-ideapad-510-15IKB:~/Desktop/CDAC/OS/Assignments$ <text:span text:style-name="T3">ls</text:span></text:p>
      <text:p text:style-name="Standard">Assignment01.odt <text:s/>demo <text:s/>practice1.txt</text:p>
      <text:p text:style-name="Standard">amit@amit-Lenovo-ideapad-510-15IKB:~/Desktop/CDAC/OS/Assignments$ <text:span text:style-name="T3">rmdir demo</text:span></text:p>
      <text:p text:style-name="Standard"><text:soft-page-break/>amit@amit-Lenovo-ideapad-510-15IKB:~/Desktop/CDAC/OS/Assignments$ <text:span text:style-name="T3">ls</text:span></text:p>
      <text:p text:style-name="Standard">Assignment01.odt <text:s/>practice1.txt</text:p>
      <text:p text:style-name="P3"/>
      <text:p text:style-name="P3"/>
      <text:p text:style-name="P3">19. touch --&gt; change the modification time , Create Multiple empty files at once</text:p>
      <text:p text:style-name="Standard">amit@amit-Lenovo-ideapad-510-15IKB:~/Desktop/CDAC/OS/Assignments$ <text:span text:style-name="T3">stat practice1.txt</text:span></text:p>
      <text:p text:style-name="Standard"><text:s text:c="2"/>File: practice1.txt</text:p>
      <text:p text:style-name="Standard"><text:s text:c="2"/>Size: 49 <text:s text:c="7"/><text:tab/>Blocks: 8 <text:s text:c="9"/>IO Block: 4096 <text:s text:c="2"/>regular file</text:p>
      <text:p text:style-name="Standard">Device: 809h/2057d<text:tab/>Inode: 4596496 <text:s text:c="4"/>Links: 1</text:p>
      <text:p text:style-name="Standard">Access: (0664/-rw-rw-r--) <text:s/>Uid: ( 1000/ <text:s text:c="3"/>amit) <text:s text:c="2"/>Gid: ( 1000/ <text:s text:c="3"/>amit)</text:p>
      <text:p text:style-name="Standard">Access: 2024-06-01 17:24:38.221552267 +0530</text:p>
      <text:p text:style-name="Standard">Modify: 2024-06-01 17:24:33.325674455 +0530</text:p>
      <text:p text:style-name="Standard">Change: 2024-06-01 17:24:33.325674455 +0530</text:p>
      <text:p text:style-name="Standard"><text:s/>Birth: 2024-06-01 17:23:57.170500353 +0530</text:p>
      <text:p text:style-name="Standard">amit@amit-Lenovo-ideapad-510-15IKB:~/Desktop/CDAC/OS/Assignments$ <text:span text:style-name="T3">touch practice1.txt</text:span></text:p>
      <text:p text:style-name="Standard">amit@amit-Lenovo-ideapad-510-15IKB:~/Desktop/CDAC/OS/Assignments$ <text:span text:style-name="T3">stat practice1.txt</text:span></text:p>
      <text:p text:style-name="Standard"><text:s text:c="2"/>File: practice1.txt</text:p>
      <text:p text:style-name="Standard"><text:s text:c="2"/>Size: 49 <text:s text:c="7"/><text:tab/>Blocks: 8 <text:s text:c="9"/>IO Block: 4096 <text:s text:c="2"/>regular file</text:p>
      <text:p text:style-name="Standard">Device: 809h/2057d<text:tab/>Inode: 4596496 <text:s text:c="4"/>Links: 1</text:p>
      <text:p text:style-name="Standard">Access: (0664/-rw-rw-r--) <text:s/>Uid: ( 1000/ <text:s text:c="3"/>amit) <text:s text:c="2"/>Gid: ( 1000/ <text:s text:c="3"/>amit)</text:p>
      <text:p text:style-name="Standard">Access: 2024-06-01 17:48:21.089384174 +0530</text:p>
      <text:p text:style-name="Standard">Modify: 2024-06-01 17:48:21.089384174 +0530</text:p>
      <text:p text:style-name="Standard">Change: 2024-06-01 17:48:21.089384174 +0530</text:p>
      <text:p text:style-name="Standard"><text:s/>Birth: 2024-06-01 17:23:57.170500353 +0530</text:p>
      <text:p text:style-name="P3"/>
      <text:p text:style-name="Standard">---------------------------------------------------------------------------------------------------</text:p>
      <text:p text:style-name="P3"/>
      <text:p text:style-name="Standard">amit@amit-Lenovo-ideapad-510-15IKB:~/Desktop/CDAC/OS/Assignments$ <text:span text:style-name="T3">ls</text:span></text:p>
      <text:p text:style-name="Standard">Assignment01.odt <text:s/>practice1.txt</text:p>
      <text:p text:style-name="Standard">amit@amit-Lenovo-ideapad-510-15IKB:~/Desktop/CDAC/OS/Assignments$ <text:span text:style-name="T3">touch demo1.txt demo2.txt demo3.txt</text:span></text:p>
      <text:p text:style-name="Standard">amit@amit-Lenovo-ideapad-510-15IKB:~/Desktop/CDAC/OS/Assignments$ <text:span text:style-name="T3">ls</text:span></text:p>
      <text:p text:style-name="Standard">Assignment01.odt <text:s/>demo1.txt <text:s/>demo2.txt <text:s/>demo3.txt <text:s/>practice1.txt</text:p>
      <text:p text:style-name="Standard"/>
      <text:p text:style-name="P3"/>
      <text:p text:style-name="P3">20. sort --&gt; Sort file.</text:p>
      <text:p text:style-name="Standard">amit@amit-Lenovo-ideapad-510-15IKB:~/Desktop/CDAC/OS/Assignments$ <text:span text:style-name="T3">cat practice1.txt</text:span></text:p>
      <text:p text:style-name="Standard">amit</text:p>
      <text:p text:style-name="Standard">rajiv</text:p>
      <text:p text:style-name="Standard">balaji</text:p>
      <text:p text:style-name="Standard">nyanan</text:p>
      <text:p text:style-name="Standard">@amit-Lenovo-ideapad-510-15IKB:~/Desktop/CDAC/OS/Assignments$ <text:span text:style-name="T3">sort practice1.txt</text:span></text:p>
      <text:p text:style-name="Standard">amit</text:p>
      <text:p text:style-name="Standard">balaji</text:p>
      <text:p text:style-name="Standard">nyanan</text:p>
      <text:p text:style-name="Standard">rajiv</text:p>
      <text:p text:style-name="P3"/>
      <text:p text:style-name="P3"/>
      <text:p text:style-name="P3">21. uniq --&gt; Avoid repetition in a file.</text:p>
      <text:p text:style-name="Standard">amit@amit-Lenovo-ideapad-510-15IKB:~/Desktop/CDAC/OS/Assignments$ <text:span text:style-name="T3">cat practice1.txt</text:span></text:p>
      <text:p text:style-name="Standard">amit</text:p>
      <text:p text:style-name="Standard">amit</text:p>
      <text:p text:style-name="Standard"><text:soft-page-break/>amit</text:p>
      <text:p text:style-name="Standard">pranav</text:p>
      <text:p text:style-name="Standard">pranav</text:p>
      <text:p text:style-name="Standard">raju</text:p>
      <text:p text:style-name="Standard">raju</text:p>
      <text:p text:style-name="Standard">raju</text:p>
      <text:p text:style-name="Standard">amit@amit-Lenovo-ideapad-510-15IKB:~/Desktop/CDAC/OS/Assignments$ <text:span text:style-name="T3">uniq practice1.txt</text:span></text:p>
      <text:p text:style-name="Standard">amit</text:p>
      <text:p text:style-name="Standard">pranav</text:p>
      <text:p text:style-name="Standard">raju</text:p>
      <text:p text:style-name="Standard">amit@amit-Lenovo-ideapad-510-15IKB:~/Desktop/CDAC/OS/Assignments$ cat &gt;&gt; <text:span text:style-name="T3">practice1.txt</text:span></text:p>
      <text:p text:style-name="Standard">raju</text:p>
      <text:p text:style-name="Standard">amit@amit-Lenovo-ideapad-510-15IKB:~/Desktop/CDAC/OS/Assignments$ <text:span text:style-name="T3">uniq practice1.txt</text:span></text:p>
      <text:p text:style-name="Standard">amit</text:p>
      <text:p text:style-name="Standard">pranav</text:p>
      <text:p text:style-name="Standard">raju</text:p>
      <text:p text:style-name="Standard"/>
      <text:p text:style-name="P3"/>
      <text:p text:style-name="P3">22. head --&gt; Print the specified number of lines from top in the file.</text:p>
      <text:p text:style-name="P6">amit@amit-Lenovo-ideapad-510-15IKB:~/Desktop/CDAC/OS/Assignments$ <text:span text:style-name="T3">head -2 practice1.txt</text:span></text:p>
      <text:p text:style-name="P6">amit</text:p>
      <text:p text:style-name="Standard">rajiv</text:p>
      <text:p text:style-name="P3"/>
      <text:p text:style-name="P3">23. tail --&gt; Print the specified number of lines from bottom in the file.</text:p>
      <text:p text:style-name="Standard">amit@amit-Lenovo-ideapad-510-15IKB:~/Desktop/CDAC/OS/Assignments$ <text:span text:style-name="T3">tail -2 practice1.txt</text:span></text:p>
      <text:p text:style-name="Standard">nyananamit</text:p>
      <text:p text:style-name="Standard">amit</text:p>
      <text:p text:style-name="P3"/>
      <text:p text:style-name="P3">24. factor --&gt; Find the factors of a number</text:p>
      <text:p text:style-name="Standard">amitamit@amit-Lenovo-ideapad-510-15IKB:~/Desktop/CDAC/OS/Assignments$ <text:span text:style-name="T3">factor 125</text:span></text:p>
      <text:p text:style-name="Standard">125: 5 5 5</text:p>
      <text:p text:style-name="Standard">amit@amit-Lenovo-ideapad-510-15IKB:~/Desktop/CDAC/OS/Assignments$ <text:span text:style-name="T3">factor 123</text:span></text:p>
      <text:p text:style-name="Standard">123: 3 41</text:p>
      <text:p text:style-name="P3"/>
      <text:p text:style-name="P4">25. alias --&gt; Create command shortcut</text:p>
      <text:p text:style-name="Standard">amit@amit-Lenovo-ideapad-510-15IKB:~/Desktop/CDAC/OS/Assignments$ <text:span text:style-name="T3">alias rm=clear</text:span></text:p>
      <text:p text:style-name="P3"/>
      <text:p text:style-name="P3"/>
      <text:p text:style-name="P4">26. unalias --&gt; remove the command shortcut</text:p>
      <text:p text:style-name="Standard">amit@amit-Lenovo-ideapad-510-15IKB:~/Desktop/CDAC/OS/Assignments$ <text:span text:style-name="T3">unalias rm</text:span></text:p>
      <text:p text:style-name="P3"/>
      <text:p text:style-name="P3">27. echo --&gt; Print environment variables individually</text:p>
      <text:p text:style-name="Standard">amit@amit-Lenovo-ideapad-510-15IKB:~/Desktop/CDAC/OS/Assignments$ <text:span text:style-name="T3">echo $SHELL</text:span></text:p>
      <text:p text:style-name="Standard">/bin/bash</text:p>
      <text:p text:style-name="P3"/>
      <text:p text:style-name="P3">28. ps --&gt; Print current processes</text:p>
      <text:p text:style-name="Standard">amit@amit-Lenovo-ideapad-510-15IKB:~/Desktop/CDAC/OS/Assignments$ <text:span text:style-name="T3">ps</text:span></text:p>
      <text:p text:style-name="Standard"><text:s text:c="4"/>PID TTY <text:s text:c="9"/>TIME CMD</text:p>
      <text:p text:style-name="Standard"><text:s text:c="3"/>3795 pts/0 <text:s text:c="3"/>00:00:00 bash</text:p>
      <text:p text:style-name="Standard"><text:s text:c="3"/>8188 pts/0 <text:s text:c="3"/>00:00:00 ps</text:p>
      <text:p text:style-name="P3"/>
      <text:p text:style-name="P3"><text:soft-page-break/>29. kill --&gt; Kill the process</text:p>
      <text:p text:style-name="Standard">amit@amit-Lenovo-ideapad-510-15IKB:~/Desktop/CDAC/OS/Assignments$ <text:span text:style-name="T3">ps -A</text:span></text:p>
      <text:p text:style-name="Standard">amit@amit-Lenovo-ideapad-510-15IKB:~/Desktop/CDAC/OS/Assignments$ <text:span text:style-name="T3">kill -9 4014</text:span></text:p>
      <text:p text:style-name="Standard">amit@amit-Lenovo-ideapad-510-15IKB:~/Desktop/CDAC/OS/Assignments$ <text:span text:style-name="T3">ps -A</text:span></text:p>
      <text:p text:style-name="Standard"/>
      <text:p text:style-name="P3"/>
      <text:p text:style-name="P3">30. env --&gt; Print environment variables</text:p>
      <text:p text:style-name="Standard">amit@amit-Lenovo-ideapad-510-15IKB:~/Desktop/CDAC/OS/Assignments$ <text:span text:style-name="T3">env</text:span></text:p>
      <text:p text:style-name="Standard">SHELL=/bin/bash</text:p>
      <text:p text:style-name="Standard">SESSION_MANAGER=local/amit-Lenovo-ideapad-510-15IKB:@/tmp/.ICE-unix/1570,unix/amit-Lenovo-ideapad-510-15IKB:/tmp/.ICE-unix/1570</text:p>
      <text:p text:style-name="Standard">QT_ACCESSIBILITY=1</text:p>
      <text:p text:style-name="Standard">COLORTERM=truecolor</text:p>
      <text:p text:style-name="Standard">XDG_CONFIG_DIRS=/etc/xdg/xdg-ubuntu:/etc/xdg</text:p>
      <text:p text:style-name="Standard">SSH_AGENT_LAUNCHER=gnome-keyring</text:p>
      <text:p text:style-name="Standard">XDG_MENU_PREFIX=gnome-</text:p>
      <text:p text:style-name="Standard">GNOME_DESKTOP_SESSION_ID=this-is-deprecated</text:p>
      <text:p text:style-name="Standard">LANGUAGE=en_IN:en</text:p>
      <text:p text:style-name="Standard">GNOME_SHELL_SESSION_MODE=ubuntu</text:p>
      <text:p text:style-name="Standard">SSH_AUTH_SOCK=/run/user/1000/keyring/ssh</text:p>
      <text:p text:style-name="Standard">XMODIFIERS=@im=ibus</text:p>
      <text:p text:style-name="Standard">DESKTOP_SESSION=ubuntu</text:p>
      <text:p text:style-name="Standard">GTK_MODULES=gail:atk-bridge</text:p>
      <text:p text:style-name="Standard">PWD=/home/amit/Desktop/CDAC/OS/Assignments</text:p>
      <text:p text:style-name="Standard">LOGNAME=amit</text:p>
      <text:p text:style-name="Standard">XDG_SESSION_DESKTOP=ubuntu</text:p>
      <text:p text:style-name="Standard">XDG_SESSION_TYPE=wayland</text:p>
      <text:p text:style-name="Standard">SYSTEMD_EXEC_PID=1603</text:p>
      <text:p text:style-name="Standard">XAUTHORITY=/run/user/1000/.mutter-Xwaylandauth.SKHKO2</text:p>
      <text:p text:style-name="Standard">HOME=/home/amit</text:p>
      <text:p text:style-name="Standard">USERNAME=amit</text:p>
      <text:p text:style-name="Standard">IM_CONFIG_PHASE=1</text:p>
      <text:p text:style-name="Standard">LANG=en_IN</text:p>
      <text:p text:style-name="Standard">LS_COLORS=rs=0:di=01;34:ln=01;36:mh=00:pi=40;33:so=01;35:do=01;35:bd=40;33;01:cd=40;33;01:or=40;31;01:mi=00:su=37;41:sg=30;43:ca=30;41:tw=30;42:ow=34;42:st=37;44:ex=01;32:*.tar=01;31:*.tgz=01;31:*.arc=01;31:*.arj=01;31:*.taz=01;31:*.lha=01;31:*.lz4=01;31:*.lzh=01;31:*.lzma=01;31:*.tlz=01;31:*.txz=01;31:*.tzo=01;31:*.t7z=01;31:*.zip=01;31:*.z=01;31:*.dz=01;31:*.gz=01;31:*.lrz=01;31:*.lz=01;31:*.lzo=01;31:*.xz=01;31:*.zst=01;31:*.tzst=01;31:*.bz2=01;31:*.bz=01;31:*.tbz=01;31:*.tbz2=01;31:*.tz=01;31:*.deb=01;31:*.rpm=01;31:*.jar=01;31:*.war=01;31:*.ear=01;31:*.sar=01;31:*.rar=01;31:*.alz=01;31:*.ace=01;31:*.zoo=01;31:*.cpio=01;31:*.7z=01;31:*.rz=01;31:*.cab=01;31:*.wim=01;31:*.swm=01;31:*.dwm=01;31:*.esd=01;31:*.jpg=01;35:*.jpeg=01;35:*.mjpg=01;35:*.mjpeg=01;35:*.gif=01;35:*.bmp=01;35:*.pbm=01;35:*.pgm=01;35:*.ppm=01;35:*.tga=01;35:*.xbm=01;35:*.xpm=01;35:*.tif=01;35:*.tiff=01;35:*.png=01;35:*.svg=01;35:*.svgz=01;35:*.mng=01;35:*.pcx=01;35:*.mov=01;35:*.mpg=01;35:*.mpeg=01;35:*.m2v=01;35:*.mkv=01;35:*.webm=01;35:*.webp=01;35:*.ogm=01;35:*.mp4=01;35:*.m4v=01;35:*.mp4v=01;35:*.vob=01;35:*.qt=01;35:*.nuv=01;35:*.wmv=01;35:*.asf=01;35:*.rm=01;35:*.rmvb=01;35:*.flc=01;35:*.avi=01;35:*.fli=01;35:*.flv=01;35:*.gl=01;35:*.dl=01;35:*.xcf=01;35:*.xwd=01;35:*.yuv=01;35:*.cgm=01;35:*.emf=01;35:*.ogv=01;35:*.ogx=01;35:*.aac=00;36:*.au=00;36:*.flac=00;36:*.m4a=00;36:*.mid=00;36:*.midi=00;36:*.mka=00;36:*.mp3=00;36:*.mpc=00;36:*.ogg=00;36:*.ra=00;36:*.wav=00;36:*.oga=00;36:*.opus=00;36:*.spx=00;36:*.xspf=00;36:</text:p>
      <text:p text:style-name="Standard">XDG_CURRENT_DESKTOP=ubuntu:GNOME</text:p>
      <text:p text:style-name="Standard">VTE_VERSION=6800</text:p>
      <text:p text:style-name="Standard"><text:soft-page-break/>WAYLAND_DISPLAY=wayland-0</text:p>
      <text:p text:style-name="Standard">GNOME_TERMINAL_SCREEN=/org/gnome/Terminal/screen/d1972600_6942_4a1c_a82c_9d64c0c3dffe</text:p>
      <text:p text:style-name="Standard">GNOME_SETUP_DISPLAY=:1</text:p>
      <text:p text:style-name="Standard">LESSCLOSE=/usr/bin/lesspipe %s %s</text:p>
      <text:p text:style-name="Standard">XDG_SESSION_CLASS=user</text:p>
      <text:p text:style-name="Standard">TERM=xterm-256color</text:p>
      <text:p text:style-name="Standard">LESSOPEN=| /usr/bin/lesspipe %s</text:p>
      <text:p text:style-name="Standard">USER=amit</text:p>
      <text:p text:style-name="Standard">GNOME_TERMINAL_SERVICE=:1.120</text:p>
      <text:p text:style-name="Standard">DISPLAY=:0</text:p>
      <text:p text:style-name="Standard">SHLVL=1</text:p>
      <text:p text:style-name="Standard">QT_IM_MODULE=ibus</text:p>
      <text:p text:style-name="Standard">XDG_RUNTIME_DIR=/run/user/1000</text:p>
      <text:p text:style-name="Standard">XDG_DATA_DIRS=/usr/share/ubuntu:/usr/local/share/:/usr/share/:/var/lib/snapd/desktop</text:p>
      <text:p text:style-name="Standard">PATH=/usr/local/sbin:/usr/local/bin:/usr/sbin:/usr/bin:/sbin:/bin:/usr/games:/usr/local/games:/snap/bin:/snap/bin</text:p>
      <text:p text:style-name="Standard">GDMSESSION=ubuntu</text:p>
      <text:p text:style-name="Standard">DBUS_SESSION_BUS_ADDRESS=unix:path=/run/user/1000/bus</text:p>
      <text:p text:style-name="Standard">OLDPWD=/home/amit</text:p>
      <text:p text:style-name="Standard">_=/usr/bin/env</text:p>
      <text:p text:style-name="Standard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8:10:09.195560297</meta:creation-date>
    <dc:date>2024-06-01T17:53:54.846124550</dc:date>
    <meta:editing-duration>PT43M3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7" meta:paragraph-count="267" meta:word-count="926" meta:character-count="12094" meta:non-whitespace-character-count="11014"/>
  </office:meta>
</office:document-meta>
</file>